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89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>
      <style:table-column-properties style:column-width="48.75pt" style:use-optimal-column-width="true"/>
    </style:style>
    <style:style style:name="ACOL-13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4556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699999999999998">
            <text:p>3.5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4557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2075">
            <text:p>20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4560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699999999999999">
            <text:p>1.6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6151</text:p>
          </table:table-cell>
          <table:table-cell table:style-name="ACE-0" office:value-type="float" office:value="11.33333">
            <text:p>11.33333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3745">
            <text:p>37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">
            <text:p>1.2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6152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6438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699999999999999">
            <text:p>2.6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7721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7723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005">
            <text:p>100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7725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6655">
            <text:p>66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7">
            <text:p>1.4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9367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9368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6210">
            <text:p>62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9369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3615">
            <text:p>361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70999999999999996">
            <text:p>0.7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9370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4965">
            <text:p>49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9372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3325">
            <text:p>33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9373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">
            <text:p>1.2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9581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095">
            <text:p>10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4377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500000000000001">
            <text:p>2.3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_N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4378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185">
            <text:p>51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5">
            <text:p>2.2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 et al. 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7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7" gnm:cursor-row="19">
          <gnm:selection gnm:start-col="7" gnm:start-row="19" gnm:end-col="7" gnm:end-row="1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5T15:02:5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